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52cm" draw:fill="none" draw:textarea-vertical-align="middle"/>
    </style:style>
    <style:style style:name="gr5" style:family="graphic" style:parent-style-name="objectwithoutfill">
      <style:graphic-properties draw:marker-start="Arrow" draw:marker-start-width="0.152cm" draw:marker-end="" draw:marker-end-width="0.152cm" draw:fill="none" draw:textarea-vertical-align="middle"/>
    </style:style>
    <style:style style:name="gr6" style:family="graphic" style:parent-style-name="objectwithoutfill">
      <style:graphic-properties draw:marker-start="" draw:marker-start-width="0.152cm" draw:marker-end="Arrow" draw:marker-end-width="0.152cm" draw:fill="none" draw:textarea-vertical-align="middle"/>
    </style:style>
    <style:style style:name="gr7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8" style:family="graphic" style:parent-style-name="standard">
      <style:graphic-properties svg:stroke-color="#000000" draw:marker-start="" draw:marker-start-width="0.152cm" draw:marker-end="Arrow" draw:marker-end-width="0.152cm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 fo:font-size="13pt" style:font-size-asian="13pt" style:font-size-complex="13pt"/>
    </style:style>
    <style:style style:name="P3" style:family="paragraph">
      <style:paragraph-properties fo:text-align="center"/>
      <style:text-properties fo:font-family="'CMU Serif'" style:font-family-generic="roman" style:font-pitch="variable" fo:font-size="13pt" style:font-size-asian="13pt" style:font-size-complex="13pt"/>
    </style:style>
    <style:style style:name="T1" style:family="text">
      <style:text-properties fo:font-family="'CMU Serif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3.077cm" svg:x="2.79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3.556cm" svg:x="7.874cm" svg:y="5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6cm" svg:height="0.793cm" svg:x="8.128cm" svg:y="4.318cm">
          <draw:text-box>
            <text:p text:style-name="P2"><text:span text:style-name="T1">Preprocessing Unit</text:span></text:p>
          </draw:text-box>
        </draw:frame>
        <draw:custom-shape draw:style-name="gr3" draw:text-style-name="P1" xml:id="id1" draw:id="id1" draw:layer="layout" svg:width="3.81cm" svg:height="1.016cm" svg:x="8.382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6cm" svg:height="0.793cm" svg:x="8.382cm" svg:y="5.811cm">
          <draw:text-box>
            <text:p text:style-name="P2"><text:span text:style-name="T1">Preprocessing</text:span></text:p>
          </draw:text-box>
        </draw:frame>
        <draw:frame draw:style-name="gr2" draw:text-style-name="P2" draw:layer="layout" svg:width="4.826cm" svg:height="0.793cm" svg:x="3.124cm" svg:y="5.303cm">
          <draw:text-box>
            <text:p text:style-name="P2"><text:span text:style-name="T1">Initial CNF Formula</text:span></text:p>
          </draw:text-box>
        </draw:frame>
        <draw:custom-shape draw:style-name="gr3" draw:text-style-name="P1" xml:id="id11" draw:id="id11" draw:layer="layout" svg:width="3.81cm" svg:height="1.016cm" svg:x="8.382cm" svg:y="7.3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6cm" svg:height="0.793cm" svg:x="8.382cm" svg:y="7.589cm">
          <draw:text-box>
            <text:p text:style-name="P2"><text:span text:style-name="T1">Model Extension</text:span></text:p>
          </draw:text-box>
        </draw:frame>
        <draw:custom-shape draw:style-name="gr3" draw:text-style-name="P1" xml:id="id2" draw:id="id2" draw:layer="layout" svg:width="12.446cm" svg:height="1.524cm" svg:x="11.684cm" svg:y="9.144cm">
          <draw:glue-point draw:id="4" svg:x="-4.591cm" svg:y="5cm"/>
          <draw:glue-point draw:id="5" svg:x="4.591cm" svg:y="5cm"/>
          <draw:glue-point draw:id="6" svg:x="-2.857cm" svg:y="5cm"/>
          <draw:glue-point draw:id="7" svg:x="2.857cm" svg:y="5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302cm" svg:height="1.524cm" svg:x="12.7cm" svg:y="11.6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286cm" svg:height="3.302cm" svg:x="16.764cm" svg:y="11.684cm">
          <draw:glue-point draw:id="4" svg:x="-5cm" svg:y="-2.404cm"/>
          <draw:glue-point draw:id="5" svg:x="5cm" svg:y="-2.407cm"/>
          <draw:glue-point draw:id="6" svg:x="-5cm" svg:y="2.404cm"/>
          <draw:glue-point draw:id="7" svg:x="5cm" svg:y="2.97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302cm" svg:height="1.524cm" svg:x="19.812cm" svg:y="11.6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.302cm" svg:height="1.524cm" svg:x="19.812cm" svg:y="13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954cm" svg:height="6.604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1.524cm" svg:x="12.7cm" svg:y="13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6cm" svg:height="0.793cm" svg:x="20.828cm" svg:y="8.097cm">
          <draw:text-box>
            <text:p text:style-name="P2"><text:span text:style-name="T1">SAT solving Unit</text:span></text:p>
          </draw:text-box>
        </draw:frame>
        <draw:frame draw:style-name="gr2" draw:text-style-name="P2" draw:layer="layout" svg:width="6.096cm" svg:height="0.793cm" svg:x="15.24cm" svg:y="9.398cm">
          <draw:text-box>
            <text:p text:style-name="P2"><text:span text:style-name="T1">Shared Clause Database</text:span></text:p>
          </draw:text-box>
        </draw:frame>
        <draw:frame draw:style-name="gr2" draw:text-style-name="P3" draw:layer="layout" svg:width="3.048cm" svg:height="1.877cm" svg:x="16.51cm" svg:y="12.347cm">
          <draw:text-box>
            <text:p text:style-name="P3"><text:span text:style-name="T1">Master Control Object</text:span></text:p>
          </draw:text-box>
        </draw:frame>
        <draw:frame draw:style-name="gr2" draw:text-style-name="P3" draw:layer="layout" svg:width="3.302cm" svg:height="1.335cm" svg:x="12.7cm" svg:y="11.873cm">
          <draw:text-box>
            <text:p text:style-name="P3"><text:span text:style-name="T1">SAT Solver Thread 0</text:span></text:p>
          </draw:text-box>
        </draw:frame>
        <draw:frame draw:style-name="gr2" draw:text-style-name="P3" xml:id="id3" draw:id="id3" draw:layer="layout" svg:width="3.302cm" svg:height="1.335cm" svg:x="12.7cm" svg:y="13.462cm">
          <draw:text-box>
            <text:p text:style-name="P3"><text:span text:style-name="T1">SAT Solver Thread 1</text:span></text:p>
          </draw:text-box>
        </draw:frame>
        <draw:frame draw:style-name="gr2" draw:text-style-name="P3" xml:id="id7" draw:id="id7" draw:layer="layout" svg:width="3.302cm" svg:height="1.335cm" svg:x="19.812cm" svg:y="11.873cm">
          <draw:text-box>
            <text:p text:style-name="P3"><text:span text:style-name="T1">SAT Solver Thread 2</text:span></text:p>
          </draw:text-box>
        </draw:frame>
        <draw:frame draw:style-name="gr2" draw:text-style-name="P3" xml:id="id8" draw:id="id8" draw:layer="layout" svg:width="3.302cm" svg:height="1.335cm" svg:x="19.812cm" svg:y="13.651cm">
          <draw:text-box>
            <text:p text:style-name="P3"><text:span text:style-name="T1">SAT Solver Thread 3</text:span></text:p>
          </draw:text-box>
        </draw:frame>
        <draw:line draw:style-name="gr4" draw:text-style-name="P1" draw:layer="layout" svg:x1="1.524cm" svg:y1="6.096cm" svg:x2="8.382cm" svg:y2="6.096cm">
          <text:p/>
        </draw:line>
        <draw:frame draw:style-name="gr2" draw:text-style-name="P3" xml:id="id5" draw:id="id5" draw:layer="layout" svg:width="3.302cm" svg:height="1.335cm" svg:x="12.7cm" svg:y="11.874cm">
          <draw:text-box>
            <text:p text:style-name="P3"><text:span text:style-name="T1">SAT Solver Thread 0</text:span></text:p>
          </draw:text-box>
        </draw:frame>
        <draw:line draw:style-name="gr5" draw:text-style-name="P1" draw:layer="layout" svg:x1="1.524cm" svg:y1="7.874cm" svg:x2="8.382cm" svg:y2="7.874cm">
          <text:p/>
        </draw:line>
        <draw:line draw:style-name="gr4" draw:text-style-name="P1" draw:layer="layout" svg:x1="10.16cm" svg:y1="6.604cm" svg:x2="10.16cm" svg:y2="7.366cm">
          <text:p/>
        </draw:line>
        <draw:connector draw:style-name="gr6" draw:text-style-name="P1" draw:layer="layout" svg:x1="12.192cm" svg:y1="6.096cm" svg:x2="17.907cm" svg:y2="9.144cm" draw:start-shape="id1" draw:start-glue-point="1" draw:end-shape="id2" svg:d="m12192 6096h5715v3048">
          <text:p/>
        </draw:connector>
        <draw:connector draw:style-name="gr7" draw:text-style-name="P1" draw:layer="layout" svg:x1="12.7cm" svg:y1="14.129cm" svg:x2="12.194cm" svg:y2="10.668cm" draw:start-shape="id3" draw:start-glue-point="3" draw:end-shape="id2" draw:end-glue-point="4" svg:d="m12700 14129h-506v-3461">
          <text:p/>
        </draw:connector>
        <draw:connector draw:style-name="gr7" draw:text-style-name="P1" draw:layer="layout" draw:type="line" svg:x1="14.351cm" svg:y1="11.684cm" svg:x2="14.352cm" svg:y2="10.668cm" draw:start-shape="id4" draw:start-glue-point="0" draw:end-shape="id2" draw:end-glue-point="6" svg:d="m14351 11684 1-1016">
          <text:p/>
        </draw:connector>
        <draw:connector draw:style-name="gr7" draw:text-style-name="P1" draw:layer="layout" draw:type="line" svg:x1="16.002cm" svg:y1="12.541cm" svg:x2="16.764cm" svg:y2="12.542cm" draw:start-shape="id5" draw:start-glue-point="1" draw:end-shape="id6" draw:end-glue-point="4" svg:d="m16002 12541 762 1">
          <text:p/>
        </draw:connector>
        <draw:connector draw:style-name="gr7" draw:text-style-name="P1" draw:layer="layout" draw:type="line" svg:x1="16.002cm" svg:y1="14.129cm" svg:x2="16.764cm" svg:y2="14.128cm" draw:start-shape="id3" draw:start-glue-point="1" draw:end-shape="id6" draw:end-glue-point="6" svg:d="m16002 14129 762-1">
          <text:p/>
        </draw:connector>
        <draw:connector draw:style-name="gr7" draw:text-style-name="P1" draw:layer="layout" draw:type="line" svg:x1="19.812cm" svg:y1="12.54cm" svg:x2="19.05cm" svg:y2="12.541cm" draw:start-shape="id7" draw:start-glue-point="3" draw:end-shape="id6" draw:end-glue-point="5" svg:d="m19812 12540-762 1">
          <text:p/>
        </draw:connector>
        <draw:connector draw:style-name="gr7" draw:text-style-name="P1" draw:layer="layout" draw:type="line" svg:x1="19.812cm" svg:y1="14.318cm" svg:x2="19.05cm" svg:y2="14.317cm" draw:start-shape="id8" draw:start-glue-point="3" draw:end-shape="id6" draw:end-glue-point="7" svg:d="m19812 14318-762-1">
          <text:p/>
        </draw:connector>
        <draw:connector draw:style-name="gr7" draw:text-style-name="P1" draw:layer="layout" draw:type="line" svg:x1="21.463cm" svg:y1="11.684cm" svg:x2="21.462cm" svg:y2="10.668cm" draw:start-shape="id9" draw:start-glue-point="0" draw:end-shape="id2" draw:end-glue-point="7" svg:d="m21463 11684-1-1016">
          <text:p/>
        </draw:connector>
        <draw:connector draw:style-name="gr7" draw:text-style-name="P1" draw:layer="layout" svg:x1="23.114cm" svg:y1="14.224cm" svg:x2="23.62cm" svg:y2="10.668cm" draw:start-shape="id10" draw:start-glue-point="1" draw:end-shape="id2" draw:end-glue-point="5" svg:d="m23114 14224h506v-3556">
          <text:p/>
        </draw:connector>
        <draw:frame draw:style-name="gr2" draw:text-style-name="P3" draw:layer="layout" svg:width="4.064cm" svg:height="1.335cm" svg:x="3.048cm" svg:y="7.843cm">
          <draw:text-box>
            <text:p text:style-name="P3"><text:span text:style-name="T1">Complete Model (in case of SAT)</text:span></text:p>
          </draw:text-box>
        </draw:frame>
        <draw:frame draw:style-name="gr2" draw:text-style-name="P2" draw:layer="layout" svg:width="6.477cm" svg:height="0.793cm" svg:x="12.7cm" svg:y="5.334cm">
          <draw:text-box>
            <text:p text:style-name="P2"><text:span text:style-name="T1">Preprocessed CNF Formula</text:span></text:p>
          </draw:text-box>
        </draw:frame>
        <draw:connector draw:style-name="gr8" draw:text-style-name="P1" draw:layer="layout" draw:line-skew="1.531cm" svg:x1="17.907cm" svg:y1="14.986cm" svg:x2="10.287cm" svg:y2="8.382cm" draw:start-shape="id6" draw:start-glue-point="2" draw:end-shape="id11" draw:end-glue-point="2" svg:d="m17907 14986v2032h-7620v-8636">
          <text:p/>
        </draw:connector>
        <draw:frame draw:style-name="gr2" draw:text-style-name="P3" draw:layer="layout" svg:width="7.874cm" svg:height="0.793cm" svg:x="10.033cm" svg:y="16.225cm">
          <draw:text-box>
            <text:p text:style-name="P3"><text:span text:style-name="T1">Partial Model (in case of SAT)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7T13:12:14</meta:creation-date>
    <meta:editing-duration>PT5M59S</meta:editing-duration>
    <meta:editing-cycles>2</meta:editing-cycles>
    <dc:date>2012-07-27T14:49:04</dc:date>
    <meta:document-statistic meta:object-count="62"/>
    <meta:generator>LibreOffice/3.5$Linux_X86_64 LibreOffice_project/350m1$Build-2</meta:generator>
  </office:meta>
</office:document-meta>
</file>